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Factory.getInstance( Object constantToRetu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antFactory.getConst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stantFactory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Factory.ConstantFactory( Object constantTo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